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2" svg:font-family="'Times New Roman', serif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color="#ce181e" fo:font-size="14pt" style:text-underline-style="solid" style:text-underline-width="auto" style:text-underline-color="font-color" fo:font-weight="bold" officeooo:rsid="001eb7a4" officeooo:paragraph-rsid="000b14cc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0b14cc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b14cc" style:font-size-asian="12pt" style:font-size-complex="12pt"/>
    </style:style>
    <style:style style:name="P4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officeooo:paragraph-rsid="000b14cc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officeooo:paragraph-rsid="000b14cc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2pt" fo:font-style="normal" fo:font-weight="normal" officeooo:paragraph-rsid="000b14cc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text-indent="1.249cm" style:auto-text-indent="false"/>
      <style:text-properties fo:font-variant="normal" fo:text-transform="none" style:font-name="Times New Roman" fo:font-size="12pt" fo:font-style="normal" fo:font-weight="normal" officeooo:paragraph-rsid="000b14cc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style:font-name="Times New Roman" fo:font-size="12pt" fo:font-style="normal" fo:font-weight="normal" officeooo:paragraph-rsid="000b14cc" style:font-size-asian="12pt" style:font-size-complex="12pt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2pt" fo:language="pt" fo:country="BR" fo:font-style="normal" fo:font-weight="normal" officeooo:rsid="00171103" officeooo:paragraph-rsid="000b14cc" style:font-size-asian="12pt" style:font-size-complex="12pt"/>
    </style:style>
    <style:style style:name="P10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2pt" fo:language="pt" fo:country="BR" fo:font-style="normal" fo:font-weight="normal" officeooo:rsid="00171103" officeooo:paragraph-rsid="000d3af0" style:font-size-asian="12pt" style:font-size-complex="12pt"/>
    </style:style>
    <style:style style:name="P1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1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1pt" fo:font-style="normal" fo:font-weight="normal" style:font-size-asian="11pt" style:font-size-complex="11pt"/>
    </style:style>
    <style:style style:name="P1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Text_20_body">
      <style:paragraph-properties fo:margin-left="2.54cm" fo:margin-right="0cm" fo:text-align="justify" style:justify-single-word="false" fo:text-indent="0cm" style:auto-text-indent="false"/>
    </style:style>
    <style:style style:name="T1" style:family="text">
      <style:text-properties officeooo:rsid="00c33d51"/>
    </style:style>
    <style:style style:name="T2" style:family="text">
      <style:text-properties fo:font-variant="normal" fo:text-transform="none" fo:font-style="normal" fo:font-weight="normal"/>
    </style:style>
    <style:style style:name="T3" style:family="text">
      <style:text-properties fo:font-variant="normal" fo:text-transform="none" fo:font-style="normal" fo:font-weight="normal" officeooo:rsid="005ea098"/>
    </style:style>
    <style:style style:name="T4" style:family="text">
      <style:text-properties fo:font-variant="normal" fo:text-transform="none" fo:font-style="normal" fo:font-weight="normal" officeooo:rsid="00c14af2"/>
    </style:style>
    <style:style style:name="T5" style:family="text">
      <style:text-properties fo:font-variant="normal" fo:text-transform="none" fo:font-style="normal" fo:font-weight="normal" officeooo:rsid="00bdbc24"/>
    </style:style>
    <style:style style:name="T6" style:family="text">
      <style:text-properties fo:font-variant="normal" fo:text-transform="none" fo:font-size="14pt" fo:font-style="normal" fo:font-weight="normal" style:font-size-asian="14pt" style:font-size-complex="14pt"/>
    </style:style>
    <style:style style:name="T7" style:family="text">
      <style:text-properties fo:font-variant="normal" fo:text-transform="none" fo:font-size="14pt" fo:font-style="normal" fo:font-weight="normal" officeooo:rsid="005ea098" style:font-size-asian="14pt" style:font-size-complex="14pt"/>
    </style:style>
    <style:style style:name="T8" style:family="text">
      <style:text-properties fo:font-variant="normal" fo:text-transform="none" fo:font-size="14pt" fo:font-style="normal" fo:font-weight="normal" officeooo:rsid="00c14af2" style:font-size-asian="14pt" style:font-size-complex="14pt"/>
    </style:style>
    <style:style style:name="T9" style:family="text">
      <style:text-properties fo:font-variant="normal" fo:text-transform="none" fo:font-size="14pt" fo:font-style="normal" fo:font-weight="normal" officeooo:rsid="00bdbc24" style:font-size-asian="14pt" style:font-size-complex="14pt"/>
    </style:style>
    <style:style style:name="T10" style:family="text">
      <style:text-properties fo:font-variant="normal" fo:text-transform="none" fo:font-size="12pt" fo:font-style="normal" fo:font-weight="normal" style:font-size-asian="12pt" style:font-size-complex="12pt"/>
    </style:style>
    <style:style style:name="T11" style:family="text">
      <style:text-properties fo:font-variant="normal" fo:text-transform="none" fo:font-size="12pt" fo:font-style="normal" fo:font-weight="normal" officeooo:rsid="005ea098" style:font-size-asian="12pt" style:font-size-complex="12pt"/>
    </style:style>
    <style:style style:name="T12" style:family="text">
      <style:text-properties fo:font-variant="normal" fo:text-transform="none" fo:font-size="12pt" fo:font-style="normal" fo:font-weight="normal" officeooo:rsid="00c14af2" style:font-size-asian="12pt" style:font-size-complex="12pt"/>
    </style:style>
    <style:style style:name="T13" style:family="text">
      <style:text-properties fo:font-variant="normal" fo:text-transform="none" fo:font-size="12pt" fo:font-style="normal" fo:font-weight="normal" officeooo:rsid="00bdbc24" style:font-size-asian="12pt" style:font-size-complex="12pt"/>
    </style:style>
    <style:style style:name="T14" style:family="text">
      <style:text-properties fo:font-variant="normal" fo:text-transform="none" style:font-name="Symbol" fo:font-size="12pt" fo:font-style="normal" fo:font-weight="normal" style:font-size-asian="12pt" style:font-size-complex="12pt"/>
    </style:style>
    <style:style style:name="T15" style:family="text">
      <style:text-properties fo:font-variant="normal" fo:text-transform="none" style:font-name="Symbol" fo:font-size="12pt" fo:font-style="normal" fo:font-weight="normal" officeooo:rsid="005ea098" style:font-size-asian="12pt" style:font-size-complex="12pt"/>
    </style:style>
    <style:style style:name="T16" style:family="text">
      <style:text-properties fo:font-variant="normal" fo:text-transform="none" style:font-name="Symbol" fo:font-size="12pt" fo:font-style="normal" fo:font-weight="normal" officeooo:rsid="00c14af2" style:font-size-asian="12pt" style:font-size-complex="12pt"/>
    </style:style>
    <style:style style:name="T17" style:family="text">
      <style:text-properties fo:font-variant="normal" fo:text-transform="none" style:font-name="Symbol" fo:font-size="12pt" fo:font-style="normal" fo:font-weight="normal" officeooo:rsid="00bdbc24" style:font-size-asian="12pt" style:font-size-complex="12pt"/>
    </style:style>
    <style:style style:name="T18" style:family="text">
      <style:text-properties fo:font-variant="normal" fo:text-transform="none" style:font-name="Times New Roman" fo:font-size="12pt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Times New Roman" fo:font-size="12pt" fo:font-style="normal" fo:font-weight="normal" officeooo:rsid="005ea098" style:font-size-asian="12pt" style:font-size-complex="12pt"/>
    </style:style>
    <style:style style:name="T20" style:family="text">
      <style:text-properties fo:font-variant="normal" fo:text-transform="none" style:font-name="Times New Roman" fo:font-size="12pt" fo:font-style="normal" fo:font-weight="normal" officeooo:rsid="00c14af2" style:font-size-asian="12pt" style:font-size-complex="12pt"/>
    </style:style>
    <style:style style:name="T21" style:family="text">
      <style:text-properties fo:font-variant="normal" fo:text-transform="none" style:font-name="Times New Roman" fo:font-size="12pt" fo:font-style="normal" fo:font-weight="normal" officeooo:rsid="00bdbc24" style:font-size-asian="12pt" style:font-size-complex="12pt"/>
    </style:style>
    <style:style style:name="T22" style:family="text">
      <style:text-properties fo:font-variant="normal" fo:text-transform="none" style:font-name="Times New Roman2" fo:font-size="12pt" fo:font-style="normal" fo:font-weight="normal"/>
    </style:style>
    <style:style style:name="T23" style:family="text">
      <style:text-properties fo:font-variant="normal" fo:text-transform="none" style:font-name="Times New Roman2" fo:font-style="normal" fo:font-weight="normal"/>
    </style:style>
    <style:style style:name="T24" style:family="text"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T25" style:family="text">
      <style:text-properties officeooo:rsid="00c14af2"/>
    </style:style>
    <style:style style:name="T26" style:family="text">
      <style:text-properties officeooo:rsid="005ea098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c14af2" style:font-size-asian="14pt" style:font-size-complex="14pt"/>
    </style:style>
    <style:style style:name="T29" style:family="text">
      <style:text-properties fo:font-size="14pt" officeooo:rsid="005ea098" style:font-size-asian="14pt" style:font-size-complex="14pt"/>
    </style:style>
    <style:style style:name="T30" style:family="text">
      <style:text-properties fo:font-size="14pt" fo:font-style="normal" style:font-size-asian="14pt" style:font-size-complex="14pt"/>
    </style:style>
    <style:style style:name="T31" style:family="text">
      <style:text-properties fo:font-size="14pt" fo:font-style="normal" officeooo:rsid="005ea098" style:font-size-asian="14pt" style:font-size-complex="14pt"/>
    </style:style>
    <style:style style:name="T32" style:family="text">
      <style:text-properties fo:font-size="14pt" fo:font-style="normal" officeooo:rsid="00c14af2" style:font-size-asian="14pt" style:font-size-complex="14pt"/>
    </style:style>
    <style:style style:name="T33" style:family="text">
      <style:text-properties officeooo:rsid="00bcbb00"/>
    </style:style>
    <style:style style:name="T34" style:family="text">
      <style:text-properties officeooo:rsid="00606329"/>
    </style:style>
    <style:style style:name="T35" style:family="text">
      <style:text-properties fo:font-style="normal"/>
    </style:style>
    <style:style style:name="T36" style:family="text">
      <style:text-properties fo:font-style="normal" officeooo:rsid="005ea098"/>
    </style:style>
    <style:style style:name="T37" style:family="text">
      <style:text-properties fo:font-style="normal" officeooo:rsid="00c14af2"/>
    </style:style>
    <style:style style:name="T38" style:family="text">
      <style:text-properties fo:font-style="normal" fo:background-color="transparent" loext:char-shading-value="0"/>
    </style:style>
    <style:style style:name="T39" style:family="text">
      <style:text-properties style:font-name="Symbol"/>
    </style:style>
    <style:style style:name="T40" style:family="text">
      <style:text-properties style:font-name="Symbol" officeooo:rsid="00c14af2"/>
    </style:style>
    <style:style style:name="T41" style:family="text">
      <style:text-properties style:font-name="Symbol" officeooo:rsid="005ea098"/>
    </style:style>
    <style:style style:name="T42" style:family="text">
      <style:text-properties style:font-name="Symbol" fo:font-style="normal"/>
    </style:style>
    <style:style style:name="T43" style:family="text">
      <style:text-properties style:font-name="Symbol" fo:font-style="normal" officeooo:rsid="005ea098"/>
    </style:style>
    <style:style style:name="T44" style:family="text">
      <style:text-properties style:font-name="Symbol" fo:font-style="normal" officeooo:rsid="00c14af2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officeooo:rsid="00c14af2"/>
    </style:style>
    <style:style style:name="T47" style:family="text">
      <style:text-properties style:font-name="Times New Roman" officeooo:rsid="005ea098"/>
    </style:style>
    <style:style style:name="T48" style:family="text">
      <style:text-properties style:font-name="Times New Roman" fo:font-style="normal"/>
    </style:style>
    <style:style style:name="T49" style:family="text">
      <style:text-properties style:font-name="Times New Roman" fo:font-style="normal" officeooo:rsid="005ea098"/>
    </style:style>
    <style:style style:name="T50" style:family="text">
      <style:text-properties style:font-name="Times New Roman" fo:font-style="normal" officeooo:rsid="00c14af2"/>
    </style:style>
    <style:style style:name="T51" style:family="text">
      <style:text-properties style:font-name="Times New Roman2"/>
    </style:style>
    <style:style style:name="T52" style:family="text">
      <style:text-properties style:font-name="Times New Roman2" fo:font-style="normal" fo:background-color="transparent" loext:char-shading-value="0"/>
    </style:style>
    <style:style style:name="T53" style:family="text">
      <style:text-properties style:font-name="Times New Roman2" fo:font-style="normal" officeooo:rsid="000d3af0" fo:background-color="transparent" loext:char-shading-value="0"/>
    </style:style>
    <style:style style:name="T54" style:family="text">
      <style:text-properties style:font-name="Times New Roman2" fo:font-size="11pt" fo:font-style="normal" fo:background-color="transparent" loext:char-shading-value="0" style:font-size-asian="11pt" style:font-size-complex="11pt"/>
    </style:style>
    <style:style style:name="T55" style:family="text">
      <style:text-properties style:font-name="Times New Roman2" fo:font-size="11pt" fo:font-style="normal" officeooo:rsid="000d3af0" fo:background-color="transparent" loext:char-shading-value="0" style:font-size-asian="11pt" style:font-size-complex="11pt"/>
    </style:style>
    <style:style style:name="T56" style:family="text">
      <style:text-properties fo:font-size="8.25pt" fo:font-style="normal" fo:background-color="transparent" loext:char-shading-value="0"/>
    </style:style>
    <style:style style:name="T57" style:family="text">
      <style:text-properties fo:font-size="11pt" fo:font-style="normal" fo:background-color="transparent" loext:char-shading-value="0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CRIÇÃO – <text:span text:style-name="T1">NUNCA INICIOU</text:span></text:p>
      <text:p text:style-name="P5"><text:span text:style-name="Emphasis"><text:span text:style-name="T18">Tratam os autos de processo de execução de pena imposta de </text:span></text:span><text:span text:style-name="Emphasis"><text:span text:style-name="T19">0</text:span></text:span><text:span text:style-name="Emphasis"><text:span text:style-name="T20">2</text:span></text:span><text:span text:style-name="Emphasis"><text:span text:style-name="T19"> (</text:span></text:span><text:span text:style-name="Emphasis"><text:span text:style-name="T20">dois</text:span></text:span><text:span text:style-name="Emphasis"><text:span text:style-name="T19">) </text:span></text:span><text:span text:style-name="Emphasis"><text:span text:style-name="T20">meses</text:span></text:span><text:span text:style-name="Emphasis"><text:span text:style-name="T19"> </text:span></text:span><text:span text:style-name="Emphasis"><text:span text:style-name="T18">de </text:span></text:span><text:span text:style-name="Emphasis"><text:span text:style-name="T20">detenção</text:span></text:span><text:span text:style-name="Emphasis"><text:span text:style-name="T18">, em regime </text:span></text:span><text:span text:style-name="Emphasis"><text:span text:style-name="T20">aberto</text:span></text:span><text:span text:style-name="Emphasis"><text:span text:style-name="T18">, pela prática d</text:span></text:span><text:span text:style-name="Emphasis"><text:span text:style-name="T21">o</text:span></text:span><text:span text:style-name="Emphasis"><text:span text:style-name="T18"> delito </text:span></text:span><text:span text:style-name="Emphasis"><text:span text:style-name="T20">capitulado no art. 147 do Código Penal</text:span></text:span><text:span text:style-name="Emphasis"><text:span text:style-name="T18">.</text:span></text:span></text:p>
      <text:p text:style-name="P6">A sentença condenatória data de <text:span text:style-name="T25">23/03/2016</text:span>, transitada em julgado para ambas as partes em <text:span text:style-name="T25">04/04/2016, não tendo sido preso o apenado para iniciar o cumprimento da reprimenda</text:span>.</text:p>
      <text:p text:style-name="P6">Interveio o Ministério Público opinando pela extinção da punibilidade em face da prescrição executória (<text:span text:style-name="T25">12</text:span>.1).</text:p>
      <text:p text:style-name="P6"><text:span text:style-name="T26">Consta c</text:span>ertidão ao evento <text:span text:style-name="T25">9</text:span>.1 esclarecendo que não existem registros de novas prisões, conforme informações disponíveis no SEEU, SAJ-PG5 e BNMP 2.0.</text:p>
      <text:p text:style-name="P6">Relatados.</text:p>
      <text:p text:style-name="P6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  disciplinada no art. 110 do mesmo estatuto.</text:p>
      <text:p text:style-name="P7">Saliente-se que o trânsito em julgado a se considerar deve ser para ambas as partes, consoante entendimento do STF:</text:p>
      <text:p text:style-name="P4"><text:span text:style-name="T18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18">A prescrição da pretensão executória pressupõe a inércia do titular do direito de punir. </text:span></text:span><text:span text:style-name="T18">(...). 2. </text:span><text:span text:style-name="Strong_20_Emphasis"><text:span text:style-name="T18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18">(...) 4. Desse modo, </text:span><text:span text:style-name="Strong_20_Emphasis"><text:span text:style-name="T18">se não houve ainda o trânsito em julgado para ambas as partes, não há falar-se em prescrição da pretensão executória. </text:span></text:span><text:span text:style-name="T18">(...) (RE 696533, Relator (a): Min. LUIZ FUX, Relator (a) p/ Acórdão&gt; Min. ROBERTO BARROSO, Primeira Turma, julgado em 06/02/2018, PROCESSO ELETRÔNICO DJe-041 DIVULG 02-03-2018 PUBLIC 05-03-2018)</text:span></text:p>
      <text:p text:style-name="P2"><text:span text:style-name="T45">No caso, </text:span><text:span text:style-name="T46">foi </text:span><text:span text:style-name="T45">o réu, então primário </text:span><text:span text:style-name="T47">e maior de 21 anos</text:span><text:span text:style-name="T45">, condenado a </text:span><text:span text:style-name="Emphasis"><text:span text:style-name="T49">0</text:span></text:span><text:span text:style-name="Emphasis"><text:span text:style-name="T50">2</text:span></text:span><text:span text:style-name="Emphasis"><text:span text:style-name="T49"> (</text:span></text:span><text:span text:style-name="Emphasis"><text:span text:style-name="T50">dois</text:span></text:span><text:span text:style-name="Emphasis"><text:span text:style-name="T49">) </text:span></text:span><text:span text:style-name="Emphasis"><text:span text:style-name="T50">meses</text:span></text:span><text:span text:style-name="Emphasis"><text:span text:style-name="T49"> </text:span></text:span><text:span text:style-name="Emphasis"><text:span text:style-name="T48">de </text:span></text:span><text:span text:style-name="Emphasis"><text:span text:style-name="T50">detenção</text:span></text:span><text:span text:style-name="T45">,</text:span><text:span text:style-name="T47"> incidindo, assim, a pretensão executória de três anos (art. 109, VI, do CP).</text:span></text:p>
      <text:p text:style-name="P8">Portanto, sendo o prazo aplicável de <text:span text:style-name="T25">três</text:span> anos<text:span text:style-name="T33">,</text:span> depreende-se que <text:span text:style-name="T34">este</text:span> decorreu em <text:span text:style-name="T25">03/04/2019</text:span>, <text:span text:style-name="T34">cujo parâmetro de cálculo é o trânsito em julgado da condenação, datada de 04/04/2016 (art. 112, I, do CP),</text:span> impondo-se o reconhecimento da extinção da punibilidade pela prescrição da pretensão punitiva executória.</text:p>
      <text:p text:style-name="P8">Isto posto, declaro prescrita a pretensão executória da pena privativa de liberdade executada neste autos, o que faço com arrimo no art. 107, IV, 1ª parte, c/c arts. 109, <text:span text:style-name="T25">VI</text:span>, 110 e 115, todos do Código Penal.</text:p>
      <text:p text:style-name="P3"><text:span text:style-name="Emphasis"><text:span text:style-name="T48">P.R.I. Arquivem-se estes autos após o trânsito em julgado, com "baixa" no SAJ e BNMP.</text:span></text:span></text:p>
      <text:p text:style-name="P9"/>
      <text:p text:style-name="P9"/>
      <text:p text:style-name="P10"><text:span text:style-name="Emphasis"><text:span text:style-name="T55">Vistos etc.</text:span></text:span></text:p>
      <text:p text:style-name="P9"><text:span text:style-name="Emphasis"><text:span text:style-name="T54">Tratam os autos de processo de execução de pena de XX</text:span></text:span><text:span text:style-name="Emphasis"><text:span text:style-name="T57"> </text:span></text:span><text:span text:style-name="Emphasis"><text:span text:style-name="T54">de reclusão, em regime XX, pela prática do</text:span></text:span><text:span text:style-name="Emphasis"><text:span text:style-name="T57"> </text:span></text:span><text:span text:style-name="Emphasis"><text:span text:style-name="T54">delito capitulado no art. XX.</text:span></text:span></text:p>
      <text:p text:style-name="P11"><text:soft-page-break/>A sentença condenatória data de XX, transitada em julgado para ambas as partes em XX, não tendo sido preso o apenado para iniciar o cumprimento da reprimenda.</text:p>
      <text:p text:style-name="P11">Interveio o Ministério Público opinando pela extinção da punibilidade em face da prescrição executória (evento).</text:p>
      <text:p text:style-name="P11">Consta certidão ao evento XX esclarecendo que não existem registros de novas prisões, conforme informações disponíveis no SEEU, SAJ-PG5 e BNMP 2.0.</text:p>
      <text:p text:style-name="P11">Relatados.</text:p>
      <text:p text:style-name="P11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 disciplinada no art. 110 do mesmo estatuto.</text:p>
      <text:p text:style-name="P11">Saliente-se que o trânsito em julgado a se considerar deve ser para ambas as partes, consoante entendimento do STF:</text:p>
      <text:p text:style-name="P16"><text:span text:style-name="T24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24">A prescrição da pretensão executória pressupõe a inércia do titular do direito de punir. </text:span></text:span><text:span text:style-name="T24">(...). 2. </text:span><text:span text:style-name="Strong_20_Emphasis"><text:span text:style-name="T24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24">(...) 4. Desse modo, </text:span><text:span text:style-name="Strong_20_Emphasis"><text:span text:style-name="T24">se não houve ainda o trânsito em julgado para ambas as partes, não há falar-se em prescrição da pretensão executória. </text:span></text:span><text:span text:style-name="T24">(...) (RE 696533, Relator (a): Min. LUIZ FUX, Relator (a) p/ Acórdão&gt; Min. ROBERTO BARROSO, Primeira Turma, julgado em 06/02/2018, PROCESSO ELETRÔNICO DJe-041 DIVULG 02-03-2018 PUBLIC 05-03-2018)</text:span></text:p>
      <text:p text:style-name="P13"><text:span text:style-name="T51">No caso, foi o réu, então primário e maior de 21 anos, condenado a XX de reclusão,</text:span> <text:span text:style-name="T51">incidindo, assim, a pretensão executória de XX anos (art. 109, **, do CP).</text:span></text:p>
      <text:p text:style-name="P12">Portanto, sendo o prazo aplicável de XX anos, depreende-se que este decorreu em XX, cujo parâmetro de cálculo é o trânsito em julgado da condenação, datada de XX (art. 112, I, do CP), impondo-se o reconhecimento da extinção da punibilidade pela prescrição da pretensão punitiva executória.</text:p>
      <text:p text:style-name="P15"><text:span text:style-name="T24">Isto posto, </text:span><text:span text:style-name="Strong_20_Emphasis"><text:span text:style-name="T24">declaro prescrita a pretensão executória da pena privativa de liberdade executada neste autos</text:span></text:span><text:span text:style-name="T24">, o que faço com arrimo no art. 107, IV, 1ª parte, c/c arts. 109, **, 110 e 115, todos do Código Penal.</text:span></text:p>
      <text:p text:style-name="P14"><text:span text:style-name="Emphasis"><text:span text:style-name="T24">P.R.I. Arquivem-se estes autos após o trânsito em julgado, com "baixa" no SAJ e BNMP.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2" svg:font-family="'Times New Roman', serif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10:58.705000000</meta:creation-date>
    <dc:date>2019-11-20T13:43:11.517000000</dc:date>
    <meta:editing-duration>PT2M52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26" meta:word-count="889" meta:character-count="5548" meta:non-whitespace-character-count="4683"/>
  </office:meta>
</office:document-meta>
</file>